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2" fo:language="en" fo:country="GB" officeooo:paragraph-rsid="0031d90b"/>
    </style:style>
    <style:style style:name="P2" style:family="paragraph" style:parent-style-name="Standard">
      <style:text-properties style:font-name="Calibri2" fo:language="en" fo:country="GB" fo:font-weight="normal" officeooo:rsid="002fe9b7" officeooo:paragraph-rsid="002fe9b7" style:font-weight-asian="normal" style:font-weight-complex="normal"/>
    </style:style>
    <style:style style:name="P3" style:family="paragraph" style:parent-style-name="Standard">
      <style:text-properties style:font-name="Calibri2" fo:language="en" fo:country="GB" fo:font-weight="normal" officeooo:rsid="0025ec13" officeooo:paragraph-rsid="0025ec13" style:font-weight-asian="normal" style:font-weight-complex="normal"/>
    </style:style>
    <style:style style:name="P4" style:family="paragraph" style:parent-style-name="Standard">
      <style:text-properties officeooo:paragraph-rsid="0031d90b"/>
    </style:style>
    <style:style style:name="P5" style:family="paragraph" style:parent-style-name="Standard">
      <style:text-properties fo:language="en" fo:country="GB" officeooo:paragraph-rsid="002fe9b7"/>
    </style:style>
    <style:style style:name="P6" style:family="paragraph" style:parent-style-name="Text_20_body">
      <style:text-properties fo:language="en" fo:country="GB" officeooo:rsid="0028f5e1" officeooo:paragraph-rsid="002bf9cf"/>
    </style:style>
    <style:style style:name="P7" style:family="paragraph" style:parent-style-name="Text_20_body">
      <style:text-properties fo:language="en" fo:country="GB" officeooo:paragraph-rsid="002d80dd"/>
    </style:style>
    <style:style style:name="P8" style:family="paragraph" style:parent-style-name="Standard">
      <style:text-properties style:font-name="Calibri2" fo:language="en" fo:country="GB" officeooo:rsid="00331df1"/>
    </style:style>
    <style:style style:name="P9" style:family="paragraph" style:parent-style-name="Standard">
      <style:text-properties style:font-name="Calibri2" fo:language="en" fo:country="GB" fo:font-style="normal" officeooo:rsid="00357102" officeooo:paragraph-rsid="00357102" style:font-style-asian="normal" style:font-style-complex="normal"/>
    </style:style>
    <style:style style:name="P10" style:family="paragraph" style:parent-style-name="Standard">
      <style:text-properties style:font-name="Calibri2" fo:language="en" fo:country="GB" officeooo:rsid="003a6441"/>
    </style:style>
    <style:style style:name="P11" style:family="paragraph" style:parent-style-name="Standard">
      <style:text-properties fo:language="en" fo:country="GB" fo:font-weight="bold" officeooo:rsid="002bf9cf" officeooo:paragraph-rsid="00358d6c" style:font-weight-asian="bold" style:font-weight-complex="bold"/>
    </style:style>
    <style:style style:name="P12" style:family="paragraph" style:parent-style-name="Standard">
      <style:text-properties officeooo:paragraph-rsid="0035ed99"/>
    </style:style>
    <style:style style:name="P13" style:family="paragraph" style:parent-style-name="Standard">
      <style:text-properties officeooo:paragraph-rsid="003f37d4"/>
    </style:style>
    <style:style style:name="P14" style:family="paragraph" style:parent-style-name="Standard">
      <style:text-properties officeooo:paragraph-rsid="00427b5d"/>
    </style:style>
    <style:style style:name="P15" style:family="paragraph" style:parent-style-name="Standard">
      <style:text-properties officeooo:rsid="0042fb32" officeooo:paragraph-rsid="00430f7f"/>
    </style:style>
    <style:style style:name="P16" style:family="paragraph" style:parent-style-name="Heading_20_1">
      <style:text-properties fo:language="en" fo:country="GB"/>
    </style:style>
    <style:style style:name="P17" style:family="paragraph" style:parent-style-name="Heading_20_1" style:list-style-name="WWNum1">
      <style:text-properties fo:language="en" fo:country="GB"/>
    </style:style>
    <style:style style:name="P18" style:family="paragraph" style:parent-style-name="Heading_20_2">
      <style:text-properties fo:color="#4f81bd" style:font-name="Cambria1" fo:font-size="13pt" fo:language="en" fo:country="GB" officeooo:rsid="002118c5" officeooo:paragraph-rsid="002118c5" style:font-size-asian="13pt" style:font-size-complex="13pt"/>
    </style:style>
    <style:style style:name="P19" style:family="paragraph" style:parent-style-name="Heading_20_2">
      <style:text-properties fo:language="en" fo:country="GB" officeooo:rsid="0025ec13" officeooo:paragraph-rsid="0025ec13"/>
    </style:style>
    <style:style style:name="P20" style:family="paragraph" style:parent-style-name="Heading_20_2">
      <style:text-properties fo:language="en" fo:country="GB" officeooo:paragraph-rsid="002118c5"/>
    </style:style>
    <style:style style:name="P21" style:family="paragraph" style:parent-style-name="Heading_20_2">
      <style:text-properties fo:language="en" fo:country="GB" officeooo:paragraph-rsid="00331df1"/>
    </style:style>
    <style:style style:name="P22" style:family="paragraph" style:parent-style-name="Heading_20_2">
      <style:text-properties officeooo:rsid="0042fb32" officeooo:paragraph-rsid="0042fb32"/>
    </style:style>
    <style:style style:name="P23" style:family="paragraph" style:parent-style-name="Title" style:master-page-name="Standard">
      <style:paragraph-properties fo:margin-top="0.423cm" fo:margin-bottom="0.212cm" loext:contextual-spacing="false" style:page-number="auto"/>
      <style:text-properties style:font-name="Cambria1" fo:language="en" fo:country="GB"/>
    </style:style>
    <style:style style:name="P24" style:family="paragraph" style:parent-style-name="Text_20_body" style:list-style-name="L1">
      <style:text-properties fo:language="en" fo:country="GB"/>
    </style:style>
    <style:style style:name="P25" style:family="paragraph" style:parent-style-name="Text_20_body" style:list-style-name="L1">
      <style:text-properties fo:language="en" fo:country="GB" officeooo:rsid="002bf9cf" officeooo:paragraph-rsid="002bf9cf"/>
    </style:style>
    <style:style style:name="P26" style:family="paragraph" style:parent-style-name="Text_20_body">
      <style:text-properties officeooo:rsid="0042fb32" officeooo:paragraph-rsid="00430f7f"/>
    </style:style>
    <style:style style:name="P27" style:family="paragraph" style:parent-style-name="Text_20_body">
      <style:text-properties officeooo:rsid="00430f7f" officeooo:paragraph-rsid="00430f7f"/>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358d6c" style:font-style-asian="normal" style:font-weight-asian="normal" style:font-style-complex="normal" style:font-weight-complex="normal"/>
    </style:style>
    <style:style style:name="T4" style:family="text">
      <style:text-properties style:font-name="Calibri2"/>
    </style:style>
    <style:style style:name="T5" style:family="text">
      <style:text-properties style:font-name="Calibri2" officeooo:rsid="002118c5"/>
    </style:style>
    <style:style style:name="T6" style:family="text">
      <style:text-properties style:font-name="Calibri2" fo:font-weight="bold" style:font-weight-asian="bold" style:font-weight-complex="bold"/>
    </style:style>
    <style:style style:name="T7" style:family="text">
      <style:text-properties style:font-name="Calibri2" fo:font-weight="bold" officeooo:rsid="00221407" style:font-weight-asian="bold" style:font-weight-complex="bold"/>
    </style:style>
    <style:style style:name="T8" style:family="text">
      <style:text-properties style:font-name="Calibri2" fo:font-weight="bold" officeooo:rsid="002d80dd" style:font-weight-asian="bold" style:font-weight-complex="bold"/>
    </style:style>
    <style:style style:name="T9" style:family="text">
      <style:text-properties style:font-name="Calibri2" fo:language="en" fo:country="GB"/>
    </style:style>
    <style:style style:name="T10" style:family="text">
      <style:text-properties style:font-name="Calibri2" fo:language="en" fo:country="GB" fo:font-weight="bold" style:font-weight-asian="bold" style:font-weight-complex="bold"/>
    </style:style>
    <style:style style:name="T11" style:family="text">
      <style:text-properties style:font-name="Calibri2" fo:language="en" fo:country="GB" fo:font-weight="bold" officeooo:rsid="00221407" style:font-weight-asian="bold" style:font-weight-complex="bold"/>
    </style:style>
    <style:style style:name="T12" style:family="text">
      <style:text-properties style:font-name="Calibri2" fo:language="en" fo:country="GB" fo:font-weight="bold" officeooo:rsid="00331df1" style:font-weight-asian="bold" style:font-weight-complex="bold"/>
    </style:style>
    <style:style style:name="T13" style:family="text">
      <style:text-properties style:font-name="Calibri2" fo:language="en" fo:country="GB" officeooo:rsid="001fe987"/>
    </style:style>
    <style:style style:name="T14" style:family="text">
      <style:text-properties style:font-name="Calibri2" fo:language="en" fo:country="GB" officeooo:rsid="0031d90b"/>
    </style:style>
    <style:style style:name="T15" style:family="text">
      <style:text-properties style:font-name="Calibri2" fo:language="en" fo:country="GB" officeooo:rsid="00331df1"/>
    </style:style>
    <style:style style:name="T16" style:family="text">
      <style:text-properties style:font-name="Calibri2" fo:language="en" fo:country="GB" officeooo:rsid="00358d6c"/>
    </style:style>
    <style:style style:name="T17" style:family="text">
      <style:text-properties style:font-name="Calibri2" fo:language="en" fo:country="GB" officeooo:rsid="0035ed99"/>
    </style:style>
    <style:style style:name="T18" style:family="text">
      <style:text-properties style:font-name="Calibri2" fo:language="en" fo:country="GB" officeooo:rsid="0036a1ad"/>
    </style:style>
    <style:style style:name="T19" style:family="text">
      <style:text-properties style:font-name="Calibri2" fo:language="en" fo:country="GB" officeooo:rsid="0037e101"/>
    </style:style>
    <style:style style:name="T20" style:family="text">
      <style:text-properties style:font-name="Calibri2" fo:language="en" fo:country="GB" officeooo:rsid="0039a06e"/>
    </style:style>
    <style:style style:name="T21" style:family="text">
      <style:text-properties style:font-name="Calibri2" fo:language="en" fo:country="GB" officeooo:rsid="003f37d4"/>
    </style:style>
    <style:style style:name="T22" style:family="text">
      <style:text-properties style:font-name="Calibri2" fo:language="en" fo:country="GB" officeooo:rsid="0040e5bc"/>
    </style:style>
    <style:style style:name="T23" style:family="text">
      <style:text-properties style:font-name="Calibri2" fo:language="en" fo:country="GB" officeooo:rsid="00427b5d"/>
    </style:style>
    <style:style style:name="T24" style:family="text">
      <style:text-properties style:font-name="Calibri2" fo:language="en" fo:country="GB" fo:font-weight="normal" officeooo:rsid="00430f7f" style:font-weight-asian="normal" style:font-weight-complex="normal"/>
    </style:style>
    <style:style style:name="T25" style:family="text">
      <style:text-properties style:font-name="Calibri2" fo:font-weight="normal" officeooo:rsid="00221407" style:font-weight-asian="normal" style:font-weight-complex="normal"/>
    </style:style>
    <style:style style:name="T26" style:family="text">
      <style:text-properties style:font-name="Calibri2" fo:font-weight="normal" officeooo:rsid="002d80dd" style:font-weight-asian="normal" style:font-weight-complex="normal"/>
    </style:style>
    <style:style style:name="T27" style:family="text">
      <style:text-properties style:font-name="Calibri2" fo:font-weight="normal" officeooo:rsid="002e368f" style:font-weight-asian="normal" style:font-weight-complex="normal"/>
    </style:style>
    <style:style style:name="T28" style:family="text">
      <style:text-properties style:font-name="Calibri2" fo:font-weight="normal" officeooo:rsid="002fe9b7" style:font-weight-asian="normal" style:font-weight-complex="normal"/>
    </style:style>
    <style:style style:name="T29" style:family="text">
      <style:text-properties style:font-name="Calibri2" fo:font-weight="normal" officeooo:rsid="00331df1" style:font-weight-asian="normal" style:font-weight-complex="normal"/>
    </style:style>
    <style:style style:name="T30" style:family="text">
      <style:text-properties style:font-name="Calibri2" fo:font-weight="normal" officeooo:rsid="003f37d4" style:font-weight-asian="normal" style:font-weight-complex="normal"/>
    </style:style>
    <style:style style:name="T31" style:family="text">
      <style:text-properties fo:color="#365f91" fo:font-size="14pt" style:font-size-asian="14pt" style:font-size-complex="14pt"/>
    </style:style>
    <style:style style:name="T32" style:family="text">
      <style:text-properties fo:color="#365f91" fo:font-size="14pt" officeooo:rsid="002bf9cf" style:font-size-asian="14pt" style:font-size-complex="14pt"/>
    </style:style>
    <style:style style:name="T33" style:family="text">
      <style:text-properties officeooo:rsid="0028f5e1"/>
    </style:style>
    <style:style style:name="T34" style:family="text">
      <style:text-properties officeooo:rsid="002bf9cf"/>
    </style:style>
    <style:style style:name="T35" style:family="text">
      <style:text-properties officeooo:rsid="002cf52c"/>
    </style:style>
    <style:style style:name="T36" style:family="text">
      <style:text-properties officeooo:rsid="002d80dd"/>
    </style:style>
    <style:style style:name="T37" style:family="text">
      <style:text-properties officeooo:rsid="002e368f"/>
    </style:style>
    <style:style style:name="T38" style:family="text">
      <style:text-properties fo:color="#4f81bd" style:font-name="Cambria1" fo:font-size="13pt" style:font-size-asian="13pt" style:font-size-complex="13pt"/>
    </style:style>
    <style:style style:name="T39" style:family="text">
      <style:text-properties officeooo:rsid="00331df1"/>
    </style:style>
    <style:style style:name="T40" style:family="text">
      <style:text-properties officeooo:rsid="00430f7f"/>
    </style:style>
    <style:style style:name="T41" style:family="text">
      <style:text-properties fo:font-style="italic" officeooo:rsid="00430f7f" style:font-style-asian="italic" style:font-style-complex="italic"/>
    </style:style>
    <style:style style:name="T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DDIS <text:span text:style-name="T33">SMAA</text:span> Tutorial</text:p>
      <text:list xml:id="list700396240" text:style-name="WWNum1">
        <text:list-item>
          <text:p text:style-name="P17"><text:span text:style-name="T31">Tutorial: </text:span><text:span text:style-name="T32">sensitivity analysis</text:span></text:p>
        </text:list-item>
      </text:list>
      <text:p text:style-name="P6">MCDA requires exact preference weights. However, in most benefit-risk assessment situations such exact weights are not available; they might lie on a range or simply be unknown. Further, the supplied data might <text:span text:style-name="T34">have significant variance</text:span>. In this tutorial we will investigate several ways to <text:span text:style-name="T34">determine how sensitive the results of analyses are to such </text:span>uncertainties.</text:p>
      <text:list xml:id="list11853860479771" text:continue-numbering="true" text:style-name="WWNum1">
        <text:list-item>
          <text:p text:style-name="P16">Subjects <text:span text:style-name="T34">covered</text:span></text:p>
        </text:list-item>
      </text:list>
      <text:list xml:id="list850880070" text:style-name="L1">
        <text:list-item>
          <text:p text:style-name="P24">Uncertainty in data <text:span text:style-name="T35">and preferences</text:span></text:p>
        </text:list-item>
        <text:list-item>
          <text:p text:style-name="P25">Deterministic sensitivity analysis</text:p>
        </text:list-item>
        <text:list-item>
          <text:p text:style-name="P25">Stochastic sensitivity analysis</text:p>
        </text:list-item>
      </text:list>
      <text:p text:style-name="P11"><text:span text:style-name="T1">⚠️</text:span><text:span text:style-name="T2"> </text:span><text:span text:style-name="T3">Note that this tutorial builds on the previous tutorial about benefit-risk analysis. At several points during this tutorial we ask you to compare results to those of the previous one, so it is helpful to have your work from the previous tutorial open in a separate browser tab/window.</text:span></text:p>
      <text:h text:style-name="P20" text:outline-level="2"><text:span text:style-name="T38">Sign in to MCDA.drugis.org</text:span></text:h>
      <text:p text:style-name="Standard"><text:span text:style-name="T10">👉</text:span><text:span text:style-name="T9"> Open your browser of choice and navigate to </text:span><text:a xlink:type="simple" xlink:href="https://mcda.drugis.org/" text:style-name="ListLabel_20_1" text:visited-style-name="ListLabel_20_1"><text:span text:style-name="Internet_20_link"><text:span text:style-name="T9">https://mcda.drugis.org</text:span></text:span></text:a><text:span text:style-name="T9">. Use your Google account to </text:span><text:span text:style-name="T13">sign</text:span><text:span text:style-name="T9"> in.</text:span></text:p>
      <text:h text:style-name="P18" text:outline-level="2">Create the example workspace</text:h>
      <text:p text:style-name="P7"><text:span text:style-name="T6">👉</text:span><text:span text:style-name="T4"> </text:span><text:span text:style-name="T5">C</text:span>lick the ‘Create workspace’ button. In the dialog that appears, choose the ‘Zinbryta initial assessment <text:span text:style-name="T36">simplified, stochastic</text:span>’ option. You should now be on the Overview screen of a fresh workspace, like on Figure <text:span text:style-name="T36">x</text:span>. <text:span text:style-name="T37">Note the point estimates have confidence intervals for all measurements.</text:span></text:p>
      <text:p text:style-name="P4"><text:span text:style-name="T11">🎓</text:span><text:span text:style-name="T10"> </text:span><text:span text:style-name="T9">The example </text:span><text:span text:style-name="T14">continues from the </text:span><text:span text:style-name="T9">simplified version of the </text:span><text:a xlink:type="simple" xlink:href="https://www.ema.europa.eu/en/medicines/human/EPAR/zinbryta#authorisation-details-section" text:style-name="ListLabel_20_1" text:visited-style-name="ListLabel_20_1"><text:span text:style-name="Internet_20_link"><text:span text:style-name="T9">Zinbryta assessment</text:span></text:span></text:a><text:span text:style-name="T9"> </text:span><text:span text:style-name="T14">used the previous tutorial about preferences.</text:span></text:p>
      <text:p text:style-name="P1"/>
      <text:p text:style-name="P7"><text:span text:style-name="T7">🎓</text:span><text:span text:style-name="T25"> </text:span><text:span text:style-name="T26">In order to perform stochastic analysis of measurements in the Bayesian framework that we use, the distribution of the measurements must either be specified directly, or derivable from the data. For this tutorial example, when entering the effects we indicated explicitly that we assume the data are approximately normally distributed for the given point estimate and confidence interval. Different measurements could simply be a response rate and sample size which would correspond to a Beta sampling distribution, or a manually entered distribution of a specific type and parametrisation. Further details are available in the MCDA manual (available from the website) and its accompanying publications.</text:span></text:p>
      <text:p text:style-name="P5"><text:span text:style-name="T8">👉</text:span><text:span text:style-name="T26"> </text:span><text:span text:style-name="T27">C</text:span><text:span text:style-name="T29">l</text:span><text:span text:style-name="T27">ick on the ‘Problem definition’ tab. </text:span><text:span text:style-name="T28">Consider how the confidence intervals for each criterion’s measurements are connected to the ‘Observed Range’ column in the scale ranges table. </text:span></text:p>
      <text:p text:style-name="P2"/>
      <text:p text:style-name="P5"><text:span text:style-name="T7">🎓</text:span><text:span text:style-name="T25"> </text:span><text:span text:style-name="T28">The scale ranges for each criterion determine which </text:span><text:span text:style-name="T30">the highest and lowest</text:span><text:span text:style-name="T28"> values </text:span><text:span text:style-name="T30">to consider when </text:span><text:span text:style-name="T28">defining their partial value functions. Scale ranges can be wider than the observed data, but </text:span><text:soft-page-break/><text:span text:style-name="T28">never narrower. </text:span><text:span text:style-name="T30">If the data include uncertainty the confidence intervals are included in the scale ranges.</text:span></text:p>
      <text:h text:style-name="P21" text:outline-level="2"><text:span text:style-name="T39">Deterministic sensitivity analysis</text:span></text:h>
      <text:p text:style-name="Standard"><text:span text:style-name="T10">👉</text:span><text:span text:style-name="T9"> </text:span><text:span text:style-name="T15">Click on the ‘Preferences’ tab and define your partial value functions, as in our previous tutorial on benefit-risk analysis. Remember that lower is better for all criteria in this analysis. Note that the X axis of each pvf corresponds to the scale range for that criterion.</text:span></text:p>
      <text:p text:style-name="P8"/>
      <text:p text:style-name="P12"><text:span text:style-name="T12">👉</text:span><text:span text:style-name="T15"> </text:span><text:span text:style-name="T16">Perform an ordinal ranking, with ARR most important, and the AEs </text:span><text:span text:style-name="T17">in decreasing importance from top to bottom. Go to the deterministic analysis tab, and look at the value plot. Compare it to the value plot of the previous tutorial’s ordinal ranking scenario. </text:span><text:span text:style-name="T18">Note that both alternatives derive some value from each criterion. </text:span><text:span text:style-name="T20">Also note that now that uncertainty is included, Daclizumab actually has higher value.</text:span></text:p>
      <text:p text:style-name="P12"><text:span text:style-name="T17"/></text:p>
      <text:p text:style-name="P12"><text:span text:style-name="T11">🎓</text:span><text:span text:style-name="T17"> </text:span><text:span text:style-name="T19">Widening the scale ranges of your criteria beyond your point estimates is one way of incorporating uncertainty. Since partial value functions have values of either 0 or 1 at the extreme ends of their scale range, if your point estimates lie on these extremes, they will therefore have either maximally positive or maximally negative value. </text:span></text:p>
      <text:p text:style-name="P10"/>
      <text:p text:style-name="P13"><text:span text:style-name="T12">👉</text:span><text:span text:style-name="T15"> Let’s see what happens if we want to look at the consequences when the point estimate for ARR is too high for IFN β-1a 30µg. Click on this value in the effects table at the top of the page, and change it to approximately 0.353: the lowest value within the 95% C.I. (Figure x). Click the ‘Recalculate value profiles’ button below the effects table, and take a look at the new results. As it turns out, this single change is not sufficient to change the benefit-risk balance.</text:span></text:p>
      <text:p text:style-name="P13"><text:span text:style-name="T12"/></text:p>
      <text:p text:style-name="P13"><text:span text:style-name="T12">👉</text:span><text:span text:style-name="T15"> Scroll down to the bottom of the page and take a look at the plots in the ‘One-way sensitivity analysis’ section. These give some insight into what the consequences of changing a single value would be. </text:span><text:span text:style-name="T21">In the left </text:span><text:span text:style-name="T15">(‘Measurements’) plot </text:span><text:span text:style-name="T21">select IFN β-1a 30µg as the alternative</text:span><text:span text:style-name="T15"> </text:span><text:span text:style-name="T21">and observe the changes. Pay particular attention to the intersection point of the two lines.</text:span><text:span text:style-name="T21"><office:annotation><dc:creator>Daan Reid</dc:creator><dc:date>2019-01-17T16:50:39.047000000</dc:date><loext:sender-initials>DR</loext:sender-initials><text:p text:style-name="P28"><text:span text:style-name="T42">@Douwe I think the help text for this plot is incorrect? </text:span></text:p><text:p text:style-name="P28"><text:span text:style-name="T42"/></text:p><text:p text:style-name="P28"><text:span text:style-name="T42">‘</text:span><text:span text:style-name="T42">Measurements sensitivity analysis</text:span></text:p><text:p text:style-name="P28"><text:span text:style-name="T42">How the value of a specific alternative changes as the weight of a specific criterion changes between 0 and 1. All other alternatives' values are kept constant at the current default for comparison.’</text:span></text:p><text:p text:style-name="P28"><text:span text:style-name="T42"/></text:p><text:p text:style-name="P28"><text:span text:style-name="T42">^^^</text:span></text:p><text:p text:style-name="P28"><text:span text:style-name="T42"/></text:p><text:p text:style-name="P28"><text:span text:style-name="T42">Weight should be value for criterion/alternative combo I think</text:span></text:p></office:annotation></text:span></text:p>
      <text:p text:style-name="P13"><text:span text:style-name="T21"/></text:p>
      <text:p text:style-name="P13"><text:span text:style-name="T11">🎓</text:span><text:span text:style-name="T17"> </text:span><text:span text:style-name="T21">The measurements plot of the one-way sensitivity analysis shows you how the total value of a criterion changes if you change its measurement for a specific alternative, </text:span><text:span text:style-name="T22">while keeping all other values constant</text:span><text:span text:style-name="T21">. </text:span><text:span text:style-name="T22">In other words, we could have predicted that the change we made in the previous step (to 0.353) would not be sufficient to upset the benefit-risk balance, because the intersection point with the Daclizumab is only at approximately 0.3125. The measurements plot thus lets you explore the sensitivity of the benefit-risk balance to each individual effect. </text:span><text:span text:style-name="T23">Note that for linear pvfs this is rather straightforward, but nonlinear ones make it more interesting.</text:span></text:p>
      <text:p text:style-name="P14"><text:span text:style-name="T11"/></text:p>
      <text:p text:style-name="P14"><text:span text:style-name="T11">🎓</text:span><text:span text:style-name="T17"> </text:span><text:span text:style-name="T23">Similarly, the ‘Preferences’ plots let you see how the value of all alternatives changes with the weight of a specific criterion. Note that, since all weights should always sum to 1, this means that implicitly the weights of the other criteria also change.</text:span><text:span text:style-name="T23"><office:annotation><dc:creator>Daan Reid</dc:creator><dc:date>2019-01-17T16:39:57.773000000</dc:date><loext:sender-initials>DR</loext:sender-initials><text:p text:style-name="P28"><text:span text:style-name="T42">@Douwe:</text:span></text:p><text:p text:style-name="P28"><text:span text:style-name="T42">The y axis does not seem to be total value but something else (it changes as you change percentage)</text:span></text:p></office:annotation></text:span></text:p>
      <text:p text:style-name="P14"><text:span text:style-name="T23"/></text:p>
      <text:p text:style-name="P14"><text:span text:style-name="T23"><office:annotation><dc:creator>Daan Reid</dc:creator><dc:date>2019-01-17T16:54:45.346000000</dc:date><loext:sender-initials>DR</loext:sender-initials><text:p text:style-name="P28"><text:span text:style-name="T42">I’m having trouble coming up with a numerical/conceptual situation that makes uncertainty in the preferences more interesting.</text:span></text:p></office:annotation></text:span></text:p>
      <text:h text:style-name="P22" text:outline-level="2">Stochastic sensitivity analysis</text:h>
      <text:p text:style-name="P15"><text:span text:style-name="T12">👉 </text:span><text:span text:style-name="T24">Go to the ‘SMAA results’ tab. </text:span></text:p>
      <text:p text:style-name="P26"><text:span text:style-name="T11"/></text:p>
      <text:p text:style-name="P26"><text:soft-page-break/><text:span text:style-name="T11">🎓</text:span><text:span text:style-name="T17"> </text:span>Investigating the sensitivity of outcomes to each <text:span text:style-name="T40">single</text:span> uncertainty in your data and preferences is an exhaustive process. <text:span text:style-name="T40">Besides, deterministic sensitivity analysis does not allow easily varying more than one aspect. This need is addressed by s</text:span>tochastic multicriteria acceptability analysis <text:span text:style-name="T40">(SMAA). SMAA models systematically vary all values across all potential uncertainties by drawing values from the distributions for outcomes and preferences, and determine the probability of each </text:span><text:span text:style-name="T41">ranking</text:span><text:span text:style-name="T40"> of the criteria for each combination of values.</text:span></text:p>
      <text:p text:style-name="P26"/>
      <text:p text:style-name="P27">Memo: interesting smaa / deterministic contrast is ranking vs equal weights: in both cases value diff is 0.2, but rankings are v. different</text:p>
      <text:h text:style-name="P19" text:outline-level="2"><office:annotation><dc:creator>Daan Reid</dc:creator><dc:date>2019-01-17T17:02:24.912000000</dc:date><loext:sender-initials>DR</loext:sender-initials><text:p text:style-name="P28"><text:span text:style-name="T42">@Douwe de central weight heb ik geen idee over, moeten we maar even samen doen denk ik</text:span></text:p></office:annotation></text:h>
      <text:h text:style-name="P19" text:outline-level="2"/>
      <text:h text:style-name="P19" text:outline-level="2">Final words</text:h>
      <text:p text:style-name="P3"/>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style-name="Regular" style:font-family-generic="swiss" style:font-pitch="variable" fo:font-size="12p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auto-update="true" style:list-style-name="WWNum1" style:class="text">
      <style:paragraph-properties fo:margin-top="0.423cm" fo:margin-bottom="0.212cm" loext:contextual-spacing="false"/>
      <style:text-properties fo:color="#365f91" style:font-name="Cambria1" fo:font-family="Cambria" style:font-family-generic="roman" style:font-pitch="variable" fo:font-size="15pt" fo:font-weight="bold" officeooo:rsid="002118c5"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f81bd" style:font-name="Cambria" fo:font-family="Cambria" style:font-style-name="Bold" style:font-family-generic="roman" style:font-pitch="variable" fo:font-size="13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20:23</meta:creation-date>
    <meta:initial-creator>Daan Reid</meta:initial-creator>
    <dc:language>en-GB</dc:language>
    <dc:creator>Daan Reid</dc:creator>
    <dc:date>2019-01-18T01:18:52.165000000</dc:date>
    <meta:editing-cycles>11</meta:editing-cycles>
    <meta:editing-duration>PT12H37M53S</meta:editing-duration>
    <meta:generator>LibreOffice/6.1.3.2$Windows_X86_64 LibreOffice_project/86daf60bf00efa86ad547e59e09d6bb77c699acb</meta:generator>
    <meta:document-statistic meta:table-count="0" meta:image-count="0" meta:object-count="0" meta:page-count="3" meta:paragraph-count="32" meta:word-count="983" meta:character-count="6184" meta:non-whitespace-character-count="5231"/>
  </office:meta>
</office:document-meta>
</file>